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224.36pt"/>
    </style:style>
    <style:style style:name="co18" style:family="table-column">
      <style:table-column-properties fo:break-before="auto" style:column-width="237pt"/>
    </style:style>
    <style:style style:name="co19" style:family="table-column">
      <style:table-column-properties fo:break-before="auto" style:column-width="152.56pt"/>
    </style:style>
    <style:style style:name="co20" style:family="table-column">
      <style:table-column-properties fo:break-before="auto" style:column-width="131.75pt"/>
    </style:style>
    <style:style style:name="co21" style:family="table-column">
      <style:table-column-properties fo:break-before="auto" style:column-width="152.45pt"/>
    </style:style>
    <style:style style:name="co22" style:family="table-column">
      <style:table-column-properties fo:break-before="auto" style:column-width="202.76pt"/>
    </style:style>
    <style:style style:name="co23" style:family="table-column">
      <style:table-column-properties fo:break-before="auto" style:column-width="159.79pt"/>
    </style:style>
    <style:style style:name="co24" style:family="table-column">
      <style:table-column-properties fo:break-before="auto" style:column-width="171.84pt"/>
    </style:style>
    <style:style style:name="co25" style:family="table-column">
      <style:table-column-properties fo:break-before="auto" style:column-width="239.9pt"/>
    </style:style>
    <style:style style:name="co26" style:family="table-column">
      <style:table-column-properties fo:break-before="auto" style:column-width="226.8pt"/>
    </style:style>
    <style:style style:name="co27" style:family="table-column">
      <style:table-column-properties fo:break-before="auto" style:column-width="171.01pt"/>
    </style:style>
    <style:style style:name="co28" style:family="table-column">
      <style:table-column-properties fo:break-before="auto" style:column-width="228.5pt"/>
    </style:style>
    <style:style style:name="co29" style:family="table-column">
      <style:table-column-properties fo:break-before="auto" style:column-width="66.61pt"/>
    </style:style>
    <style:style style:name="co30" style:family="table-column">
      <style:table-column-properties fo:break-before="auto" style:column-width="78.8pt"/>
    </style:style>
    <style:style style:name="co31" style:family="table-column">
      <style:table-column-properties fo:break-before="auto" style:column-width="65.79pt"/>
    </style:style>
    <style:style style:name="co32" style:family="table-column">
      <style:table-column-properties fo:break-before="auto" style:column-width="64.15pt"/>
    </style:style>
    <style:style style:name="co33" style:family="table-column">
      <style:table-column-properties fo:break-before="auto" style:column-width="67.41pt"/>
    </style:style>
    <style:style style:name="co34" style:family="table-column">
      <style:table-column-properties fo:break-before="auto" style:column-width="51.99pt"/>
    </style:style>
    <style:style style:name="co35" style:family="table-column">
      <style:table-column-properties fo:break-before="auto" style:column-width="55.25pt"/>
    </style:style>
    <style:style style:name="co36" style:family="table-column">
      <style:table-column-properties fo:break-before="auto" style:column-width="65.59pt"/>
    </style:style>
    <style:style style:name="co37" style:family="table-column">
      <style:table-column-properties fo:break-before="auto" style:column-width="241.54pt"/>
    </style:style>
    <style:style style:name="co38" style:family="table-column">
      <style:table-column-properties fo:break-before="auto" style:column-width="213.56pt"/>
    </style:style>
    <style:style style:name="co39" style:family="table-column">
      <style:table-column-properties fo:break-before="auto" style:column-width="46.2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53.55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48.1pt"/>
    </style:style>
    <style:style style:name="co44" style:family="table-column">
      <style:table-column-properties fo:break-before="auto" style:column-width="256.25pt"/>
    </style:style>
    <style:style style:name="co45" style:family="table-column">
      <style:table-column-properties fo:break-before="auto" style:column-width="47.2pt"/>
    </style:style>
    <style:style style:name="co46" style:family="table-column">
      <style:table-column-properties fo:break-before="auto" style:column-width="338.74pt"/>
    </style:style>
    <style:style style:name="co47" style:family="table-column">
      <style:table-column-properties fo:break-before="auto" style:column-width="57.2pt"/>
    </style:style>
    <style:style style:name="co48" style:family="table-column">
      <style:table-column-properties fo:break-before="auto" style:column-width="356.91pt"/>
    </style:style>
    <style:style style:name="co49" style:family="table-column">
      <style:table-column-properties fo:break-before="auto" style:column-width="349.65pt"/>
    </style:style>
    <style:style style:name="co50" style:family="table-column">
      <style:table-column-properties fo:break-before="auto" style:column-width="49.01pt"/>
    </style:style>
    <style:style style:name="co51" style:family="table-column">
      <style:table-column-properties fo:break-before="auto" style:column-width="330.55pt"/>
    </style:style>
    <style:style style:name="co52" style:family="table-column">
      <style:table-column-properties fo:break-before="auto" style:column-width="56.3pt"/>
    </style:style>
    <style:style style:name="co53" style:family="table-column">
      <style:table-column-properties fo:break-before="auto" style:column-width="257.3pt"/>
    </style:style>
    <style:style style:name="co54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253.45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4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12"/>
        <table:table-column table:style-name="co16" table:default-cell-style-name="ce12"/>
        <table:table-column table:style-name="co13" table:default-cell-style-name="ce12"/>
        <table:table-column table:style-name="co17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Set</text:p>
          </table:table-cell>
          <table:table-cell table:style-name="ce13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2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greater_crit</text:p>
          </table:table-cell>
          <table:table-cell table:style-name="ce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guardian_greaves</text:p>
          </table:table-cell>
          <table:table-cell table:style-name="ce2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hurricane_pike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" office:value-type="string" calcext:value-type="string">
            <text:p>item_force_staff</text:p>
          </table:table-cell>
          <table:table-cell table:style-name="ce9"/>
        </table:table-row>
        <table:table-row table:style-name="ro1">
          <table:table-cell table:style-name="ce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9" office:value-type="string" calcext:value-type="string">
            <text:p>item_branches</text:p>
          </table:table-cell>
          <table:table-cell table:style-name="ce2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chid</text:p>
          </table:table-cell>
          <table:table-cell table:number-columns-repeated="2" table:style-name="ce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table:style-name="ce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2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6" office:value-type="string" calcext:value-type="string">
            <text:p>set_starting_melee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30" office:value-type="string" calcext:value-type="string">
            <text:p>item_stout_shield</text:p>
          </table:table-cell>
          <table:table-cell table:style-name="ce29" office:value-type="string" calcext:value-type="string">
            <text:p>item_magic_wand</text:p>
          </table:table-cell>
        </table:table-row>
        <table:table-row table:style-name="ro1">
          <table:table-cell table:style-name="ce6" office:value-type="string" calcext:value-type="string">
            <text:p>set_starting_suppor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9" office:value-type="string" calcext:value-type="string">
            <text:p>item_magic_wand</text:p>
          </table:table-cell>
          <table:table-cell/>
        </table:table-row>
        <table:table-row table:style-name="ro1" table:number-rows-repeated="104850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35"/>
        <table:table-column table:style-name="co22" table:default-cell-style-name="ce35"/>
        <table:table-column table:style-name="co23" table:default-cell-style-name="ce35"/>
        <table:table-column table:style-name="co24" table:default-cell-style-name="ce35"/>
        <table:table-column table:style-name="co25" table:default-cell-style-name="ce12"/>
        <table:table-column table:style-name="co5" table:default-cell-style-name="ce12"/>
        <table:table-column table:style-name="co26" table:default-cell-style-name="ce9"/>
        <table:table-column table:style-name="co25" table:default-cell-style-name="ce12"/>
        <table:table-column table:style-name="co5" table:default-cell-style-name="ce12"/>
        <table:table-column table:style-name="co26" table:default-cell-style-name="ce12"/>
        <table:table-column table:style-name="co27" table:default-cell-style-name="ce24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3" table:number-rows-spanned="1">
            <text:p>Starting Items</text:p>
          </table:table-cell>
          <table:covered-table-cell table:style-name="ce13"/>
          <table:covered-table-cell table:style-name="ce32"/>
          <table:table-cell table:style-name="ce3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36"/>
          <table:table-cell table:style-name="ce13" office:value-type="string" calcext:value-type="string" table:number-columns-spanned="3" table:number-rows-spanned="1">
            <text:p>Core Items</text:p>
          </table:table-cell>
          <table:covered-table-cell table:style-name="ce1"/>
          <table:covered-table-cell/>
          <table:table-cell table:style-name="ce1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8"/>
          <table:covered-table-cell table:style-name="ce39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7" table:number-columns-repeated="2"/>
          <table:table-cell table:style-name="ce9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1" office:value-type="string" calcext:value-type="string">
            <text:p>item_desolator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monkey_king_bar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9"/>
          <table:table-cell table:style-name="ce37"/>
          <table:table-cell table:style-name="ce9" office:value-type="string" calcext:value-type="string">
            <text:p><text:s text:c="2"/>item_belt_of_strength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7" office:value-type="string" calcext:value-type="string">
            <text:p>item_echo_sabre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heart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4"/>
          <table:table-cell table:style-name="ce37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glimmer_cape</text:p>
          </table:table-cell>
          <table:table-cell table:style-name="ce6" office:value-type="string" calcext:value-type="string">
            <text:p>item_aether_lens</text:p>
          </table:table-cell>
          <table:table-cell table:style-name="ce6" office:value-type="string" calcext:value-type="string">
            <text:p>item_rod_of_ato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lotus_orb</text:p>
          </table:table-cell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4"/>
          <table:table-cell table:style-name="ce8" office:value-type="string" calcext:value-type="string">
            <text:p>item_ring_of_aquila</text:p>
          </table:table-cell>
          <table:table-cell table:style-name="ce37" office:value-type="string" calcext:value-type="string">
            <text:p>item_boots_of_elves</text:p>
          </table:table-cell>
          <table:table-cell table:style-name="ce9" office:value-type="string" calcext:value-type="string">
            <text:p>item_magic_wand</text:p>
          </table:table-cell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invis_sword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 table:number-columns-repeated="2"/>
          <table:table-cell table:style-name="ce29"/>
          <table:table-cell table:style-name="ce22"/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manta</text:p>
          </table:table-cell>
          <table:table-cell table:style-name="ce4" office:value-type="string" calcext:value-type="string">
            <text:p>item_diffusal_blade</text:p>
          </table:table-cell>
          <table:table-cell table:style-name="ce4" office:value-type="string" calcext:value-type="string">
            <text:p>item_butterfly</text:p>
          </table:table-cell>
          <table:table-cell table:style-name="ce4" office:value-type="string" calcext:value-type="string">
            <text:p>item_abyssal_blade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7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1" office:value-type="string" calcext:value-type="string">
            <text:p>item_aether_lens</text:p>
          </table:table-cell>
          <table:table-cell table:style-name="ce6" office:value-type="string" calcext:value-type="string">
            <text:p>item_force_staff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sheepstick</text:p>
          </table:table-cell>
          <table:table-cell table:style-name="ce7" office:value-type="string" calcext:value-type="string">
            <text:p>item_rod_of_atos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/>
          <table:table-cell table:style-name="ce34"/>
          <table:table-cell table:style-name="ce37" table:number-columns-repeated="2"/>
          <table:table-cell table:style-name="ce29"/>
          <table:table-cell table:style-name="ce22"/>
          <table:table-cell table:style-name="ce25" office:value-type="string" calcext:value-type="string">
            <text:p>item_tranquil_boots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aether_lens</text:p>
          </table:table-cell>
          <table:table-cell table:style-name="ce7" office:value-type="string" calcext:value-type="string">
            <text:p>item_glimmer_cape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force_staff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7"/>
          <table:table-cell table:style-name="ce37" office:value-type="string" calcext:value-type="string">
            <text:p>item_boots_of_elves</text:p>
          </table:table-cell>
          <table:table-cell table:style-name="ce37"/>
          <table:table-cell table:style-name="ce22" office:value-type="string" calcext:value-type="string">
            <text:p>item_power_treads</text:p>
          </table:table-cell>
          <table:table-cell table:style-name="ce21" office:value-type="string" calcext:value-type="string">
            <text:p>item_ring_of_aquila</text:p>
          </table:table-cell>
          <table:table-cell table:style-name="ce25" office:value-type="string" calcext:value-type="string">
            <text:p>item_diffusal_blade</text:p>
          </table:table-cell>
          <table:table-cell table:style-name="ce6" office:value-type="string" calcext:value-type="string">
            <text:p>item_manta</text:p>
          </table:table-cell>
          <table:table-cell table:style-name="ce5" office:value-type="string" calcext:value-type="string">
            <text:p>item_heart</text:p>
          </table:table-cell>
          <table:table-cell table:style-name="ce4" office:value-type="string" calcext:value-type="string">
            <text:p>item_butterfly</text:p>
          </table:table-cell>
          <table:table-cell table:style-name="ce7" office:value-type="string" calcext:value-type="string">
            <text:p>item_skadi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string" calcext:value-type="string">
            <text:p>set_starting_support</text:p>
          </table:table-cell>
          <table:table-cell table:style-name="ce16" table:number-columns-repeated="2"/>
          <table:table-cell table:style-name="ce37" table:number-columns-repeated="2"/>
          <table:table-cell table:style-name="ce29"/>
          <table:table-cell table:style-name="ce22"/>
          <table:table-cell table:style-name="ce21" office:value-type="string" calcext:value-type="string">
            <text:p>item_arcane_boots</text:p>
          </table:table-cell>
          <table:table-cell table:style-name="ce22" office:value-type="string" calcext:value-type="string">
            <text:p>item_aether_lens</text:p>
          </table:table-cell>
          <table:table-cell table:style-name="ce6" office:value-type="string" calcext:value-type="string">
            <text:p><text:s text:c="2"/>item_ultimate_scepter</text:p>
          </table:table-cell>
          <table:table-cell table:style-name="ce7" office:value-type="string" calcext:value-type="string">
            <text:p>item_refresher</text:p>
          </table:table-cell>
          <table:table-cell table:style-name="ce7" office:value-type="string" calcext:value-type="string">
            <text:p>item_glimmer_cape</text:p>
          </table:table-cell>
          <table:table-cell table:style-name="ce7" office:value-type="string" calcext:value-type="string">
            <text:p>item_lotus_orb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string" calcext:value-type="string">
            <text:p>set_starting_melee</text:p>
          </table:table-cell>
          <table:table-cell table:style-name="ce16" table:number-columns-repeated="2"/>
          <table:table-cell table:style-name="ce37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item_armlet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<text:s text:c="2"/>item_radiance</text:p>
          </table:table-cell>
          <table:table-cell table:style-name="ce6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wraith_band</text:p>
          </table:table-cell>
          <table:table-cell table:style-name="ce33"/>
          <table:table-cell table:style-name="ce37"/>
          <table:table-cell table:style-name="ce8" office:value-type="string" calcext:value-type="string">
            <text:p>item_ring_of_aquila</text:p>
          </table:table-cell>
          <table:table-cell table:style-name="ce30"/>
          <table:table-cell table:style-name="ce22" office:value-type="string" calcext:value-type="string">
            <text:p><text:s text:c="2"/>item_mask_of_madness</text:p>
          </table:table-cell>
          <table:table-cell table:style-name="ce25" office:value-type="string" calcext:value-type="string">
            <text:p>item_phase_boots</text:p>
          </table:table-cell>
          <table:table-cell table:style-name="ce22" office:value-type="string" calcext:value-type="string">
            <text:p>item_hurricane_pike</text:p>
          </table:table-cell>
          <table:table-cell table:style-name="ce7" office:value-type="string" calcext:value-type="string">
            <text:p>item_mjollnir</text:p>
          </table:table-cell>
          <table:table-cell table:style-name="ce6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4" office:value-type="string" calcext:value-type="string">
            <text:p>item_butterfly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/>
          <table:table-cell table:style-name="ce9" office:value-type="string" calcext:value-type="string">
            <text:p><text:s text:c="2"/>item_belt_of_strength</text:p>
          </table:table-cell>
          <table:table-cell table:style-name="ce9"/>
          <table:table-cell table:style-name="ce22" office:value-type="string" calcext:value-type="string">
            <text:p>item_power_treads</text:p>
          </table:table-cell>
          <table:table-cell table:style-name="ce22" office:value-type="string" calcext:value-type="string">
            <text:p><text:s text:c="2"/>item_mask_of_madness</text:p>
          </table:table-cell>
          <table:table-cell table:style-name="ce22" office:value-type="string" calcext:value-type="string">
            <text:p>item_echo_sabre</text:p>
          </table:table-cell>
          <table:table-cell table:style-name="ce6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6" office:value-type="string" calcext:value-type="string">
            <text:p>item_assault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string" calcext:value-type="string">
            <text:p>set_starting_melee</text:p>
          </table:table-cell>
          <table:table-cell table:style-name="ce16"/>
          <table:table-cell table:style-name="ce33"/>
          <table:table-cell table:style-name="ce37"/>
          <table:table-cell table:style-name="ce30" office:value-type="string" calcext:value-type="string">
            <text:p><text:s text:c="2"/>item_lifesteal</text:p>
          </table:table-cell>
          <table:table-cell table:style-name="ce30"/>
          <table:table-cell table:style-name="ce25" office:value-type="string" calcext:value-type="string">
            <text:p>item_phase_boots</text:p>
          </table:table-cell>
          <table:table-cell table:style-name="ce25" office:value-type="string" calcext:value-type="string">
            <text:p>item_vladmir</text:p>
          </table:table-cell>
          <table:table-cell table:style-name="ce22" office:value-type="string" calcext:value-type="string">
            <text:p>item_blink</text:p>
          </table:table-cell>
          <table:table-cell table:style-name="ce6" office:value-type="string" calcext:value-type="string">
            <text:p>item_black_king_bar</text:p>
          </table:table-cell>
          <table:table-cell table:style-name="ce4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4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string" calcext:value-type="string">
            <text:p>item_tango</text:p>
          </table:table-cell>
          <table:table-cell table:style-name="ce16" office:value-type="string" calcext:value-type="string">
            <text:p>item_null_talisman</text:p>
          </table:table-cell>
          <table:table-cell table:style-name="ce33"/>
          <table:table-cell table:style-name="ce37" table:number-columns-repeated="3"/>
          <table:table-cell table:style-name="ce21" office:value-type="string" calcext:value-type="string">
            <text:p>item_arcane_boots</text:p>
          </table:table-cell>
          <table:table-cell table:style-name="ce21" office:value-type="string" calcext:value-type="string">
            <text:p>item_hand_of_midas</text:p>
          </table:table-cell>
          <table:table-cell table:style-name="ce22" office:value-type="string" calcext:value-type="string">
            <text:p>item_ultimate_scepter</text:p>
          </table:table-cell>
          <table:table-cell table:style-name="ce6" office:value-type="string" calcext:value-type="string">
            <text:p>item_force_staff</text:p>
          </table:table-cell>
          <table:table-cell table:style-name="ce7" office:value-type="string" calcext:value-type="string">
            <text:p>item_refresher</text:p>
          </table:table-cell>
          <table:table-cell table:style-name="ce5" office:value-type="string" calcext:value-type="string">
            <text:p>item_octarine_core</text:p>
          </table:table-cell>
          <table:table-cell table:style-name="ce7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8"/>
          <table:table-cell table:number-columns-repeated="2"/>
          <table:table-cell table:style-name="ce10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9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2" table:number-rows-repeated="16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KILL_BUILDS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35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36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2" office:value-type="string" calcext:value-type="string">
            <text:p>3 level</text:p>
          </table:table-cell>
          <table:table-cell table:style-name="ce32" office:value-type="string" calcext:value-type="string">
            <text:p>4 level</text:p>
          </table:table-cell>
          <table:table-cell table:style-name="ce32" office:value-type="string" calcext:value-type="string">
            <text:p>5 level</text:p>
          </table:table-cell>
          <table:table-cell table:style-name="ce32" office:value-type="string" calcext:value-type="string">
            <text:p>6 level</text:p>
          </table:table-cell>
          <table:table-cell table:style-name="ce32" office:value-type="string" calcext:value-type="string">
            <text:p>7 level</text:p>
          </table:table-cell>
          <table:table-cell table:style-name="ce32" office:value-type="string" calcext:value-type="string">
            <text:p>8 level</text:p>
          </table:table-cell>
          <table:table-cell table:style-name="ce32" office:value-type="string" calcext:value-type="string">
            <text:p>9 level</text:p>
          </table:table-cell>
          <table:table-cell table:style-name="ce32" office:value-type="string" calcext:value-type="string">
            <text:p>10 level</text:p>
          </table:table-cell>
          <table:table-cell table:style-name="ce32" office:value-type="string" calcext:value-type="string">
            <text:p>11 level</text:p>
          </table:table-cell>
          <table:table-cell table:style-name="ce32" office:value-type="string" calcext:value-type="string">
            <text:p>12 level</text:p>
          </table:table-cell>
          <table:table-cell table:style-name="ce32" office:value-type="string" calcext:value-type="string">
            <text:p>13 level</text:p>
          </table:table-cell>
          <table:table-cell table:style-name="ce32" office:value-type="string" calcext:value-type="string">
            <text:p>14 level</text:p>
          </table:table-cell>
          <table:table-cell table:style-name="ce32" office:value-type="string" calcext:value-type="string">
            <text:p>15 level</text:p>
          </table:table-cell>
          <table:table-cell table:style-name="ce32" office:value-type="string" calcext:value-type="string">
            <text:p>16 level</text:p>
          </table:table-cell>
          <table:table-cell table:style-name="ce32" office:value-type="string" calcext:value-type="string">
            <text:p>18 level</text:p>
          </table:table-cell>
          <table:table-cell table:style-name="ce32" office:value-type="string" calcext:value-type="string">
            <text:p>20 level</text:p>
          </table:table-cell>
          <table:table-cell table:style-name="ce32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0" table:default-cell-style-name="ce12"/>
        <table:table-column table:style-name="co39" table:default-cell-style-name="ce12"/>
        <table:table-column table:style-name="co44" table:default-cell-style-name="ce12"/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8" table:default-cell-style-name="ce12"/>
        <table:table-column table:style-name="co39" table:default-cell-style-name="ce12"/>
        <table:table-column table:style-name="co49" table:default-cell-style-name="ce12"/>
        <table:table-column table:style-name="co50" table:default-cell-style-name="ce12"/>
        <table:table-column table:style-name="co51" table:default-cell-style-name="ce35"/>
        <table:table-column table:style-name="co52" table:default-cell-style-name="ce35"/>
        <table:table-column table:style-name="co53" table:default-cell-style-name="ce12"/>
        <table:table-column table:style-name="co45" table:default-cell-style-name="ce9"/>
        <table:table-column table:style-name="co54" table:default-cell-style-name="ce12"/>
        <table:table-column table:style-name="co10" table:default-cell-style-name="ce12"/>
        <table:table-column table:style-name="co55" table:default-cell-style-name="ce12"/>
        <table:table-column table:style-name="co56" table:default-cell-style-name="ce12"/>
        <table:table-column table:style-name="co55" table:default-cell-style-name="ce12"/>
        <table:table-column table:style-name="co56" table:default-cell-style-name="ce12"/>
        <table:table-column table:style-name="co10" table:number-columns-repeated="995" table:default-cell-style-name="ce26"/>
        <table:table-row table:style-name="ro1">
          <table:table-cell table:style-name="ce1" office:value-type="string" calcext:value-type="string">
            <text:p>Skill Name</text:p>
          </table:table-cell>
          <table:table-cell table:style-name="ce13" office:value-type="string" calcext:value-type="string" table:number-columns-spanned="2" table:number-rows-spanned="1">
            <text:p>Any Mode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Team Fight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TEAM_ROA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PUSH_TOWER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ATTACK</text:p>
          </table:table-cell>
          <table:covered-table-cell table:style-name="ce32"/>
          <table:table-cell table:style-name="ce13" office:value-type="string" calcext:value-type="string" table:number-columns-spanned="2" table:number-rows-spanned="1">
            <text:p>BOT_MODE_LANING</text:p>
          </table:table-cell>
          <table:covered-table-cell table:style-name="ce13"/>
          <table:table-cell table:style-name="ce13" office:value-type="string" calcext:value-type="string" table:number-columns-spanned="2" table:number-rows-spanned="1">
            <text:p>BOT_MODE_ROSHAN </text:p>
          </table:table-cell>
          <table:covered-table-cell table:style-name="ce13"/>
          <table:table-cell table:style-name="ce32" office:value-type="string" calcext:value-type="string" table:number-columns-spanned="2" table:number-rows-spanned="1">
            <text:p>BOT_MODE_FARM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DEFEND_TOWER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BOT_MODE_DEFEND_ALLY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RETREAT</text:p>
          </table:table-cell>
          <table:covered-table-cell table:style-name="ce32"/>
          <table:table-cell table:style-name="ce32" office:value-type="string" calcext:value-type="string" table:number-columns-spanned="2" table:number-rows-spanned="1">
            <text:p>BOT_MODE_EVASIVE_MANEUVERS </text:p>
          </table:table-cell>
          <table:covered-table-cell table:style-name="ce32"/>
          <table:table-cell table:number-columns-repeated="995"/>
        </table:table-row>
        <table:table-row table:style-name="ro1">
          <table:table-cell table:style-name="ce7" office:value-type="string" calcext:value-type="string">
            <text:p>chaos_knight_chaos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chaos_knight_phantasm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chaos_knight_reality_rift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4" office:value-type="string" calcext:value-type="string">
            <text:p>crystal_maiden_crystal_nova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90" calcext:value-type="float">
            <text:p>9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crystal_maiden_freezing_field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5" table:number-columns-repeated="2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crystal_maiden_frostbit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7" office:value-type="string" calcext:value-type="string">
            <text:p>attacked_not_disabl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attacked_not_disabl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frost_arrows 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trueshot </text:p>
          </table:table-cell>
          <table:table-cell table:style-name="ce9" table:number-columns-repeated="2"/>
          <table:table-cell table:style-name="ce9" office:value-type="string" calcext:value-type="string">
            <text:p>three_and_more_ally_creeps_aoe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three_and_more_ally_creeps_ao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three_and_more_ally_creeps_aoe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drow_ranger_wave_of_silence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table:number-columns-repeated="2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6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item_blin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item_cyclone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glimmer_cape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/>
          <table:table-cell table:style-name="ce16" office:value-type="string" calcext:value-type="string">
            <text:p>low_hp_self</text:p>
          </table:table-cell>
          <table:table-cell table:style-name="ce16"/>
          <table:table-cell table:number-columns-repeated="995"/>
        </table:table-row>
        <table:table-row table:style-name="ro1">
          <table:table-cell table:style-name="ce7" office:value-type="string" calcext:value-type="string">
            <text:p>item_lotus_orb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item_rod_of_ato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item_sheepstick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blade_fury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aoe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_aoe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three_and_more_enemy_creeps_aoe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healing_ward 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table:number-columns-repeated="2"/>
          <table:table-cell table:style-name="ce22" office:value-type="string" calcext:value-type="string">
            <text:p>low_hp_ally_hero</text:p>
          </table:table-cell>
          <table:table-cell table:style-name="ce22" table:number-columns-repeated="5"/>
          <table:table-cell table:style-name="ce16" table:number-columns-repeated="4"/>
          <table:table-cell table:style-name="ce33" table:number-columns-repeated="2"/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juggernaut_omni_slas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low_hp_all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chain_frost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/>
          <table:table-cell table:style-name="ce21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3"/>
          <table:table-cell table:style-name="ce17"/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dark_ritual</text:p>
          </table:table-cell>
          <table:table-cell table:style-name="ce9" office:value-type="string" calcext:value-type="string">
            <text:p>low_hp_ally_creep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armor</text:p>
          </table:table-cell>
          <table:table-cell table:style-name="ce9" office:value-type="string" calcext:value-type="string">
            <text:p>low_hp_self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low_hp_all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low_hp_ally_hero</text:p>
          </table:table-cell>
          <table:table-cell table:style-name="ce22" office:value-type="float" office:value="50" calcext:value-type="float">
            <text:p>50</text:p>
          </table:table-cell>
          <table:table-cell table:style-name="ce16" table:number-columns-repeated="2"/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20" calcext:value-type="float">
            <text:p>20</text:p>
          </table:table-cell>
          <table:table-cell table:style-name="ce17" office:value-type="string" calcext:value-type="string">
            <text:p>low_hp_all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ich_frost_nova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lion_finger_of_death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lion_impal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7" office:value-type="float" office:value="80" calcext:value-type="float">
            <text:p>8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lion_mana_drain</text:p>
          </table:table-cell>
          <table:table-cell table:style-name="ce9" table:number-columns-repeated="4"/>
          <table:table-cell table:style-name="ce22" table:number-columns-repeated="4"/>
          <table:table-cell table:style-name="ce21" table:number-columns-repeated="2"/>
          <table:table-cell table:style-name="ce22" office:value-type="string" calcext:value-type="string">
            <text:p>use_on_attack_enemy_with_mana_when_low_mp</text:p>
          </table:table-cell>
          <table:table-cell table:style-name="ce21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use_on_attack_enemy_with_mana_when_low_mp</text:p>
          </table:table-cell>
          <table:table-cell table:style-name="ce16" office:value-type="float" office:value="70" calcext:value-type="float">
            <text:p>70</text:p>
          </table:table-cell>
          <table:table-cell table:style-name="ce33" office:value-type="string" calcext:value-type="string">
            <text:p>use_on_attack_enemy_with_mana_when_low_mp</text:p>
          </table:table-cell>
          <table:table-cell table:style-name="ce33" office:value-type="float" office:value="70" calcext:value-type="float">
            <text:p>70</text:p>
          </table:table-cell>
          <table:table-cell table:style-name="ce16"/>
          <table:table-cell table:style-name="ce17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lion_voodoo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phantom_strike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phantom_assassin_stifling_dagger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office:value-type="string" calcext:value-type="string">
            <text:p>last_hit_enemy_creep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doppelwalk</text:p>
          </table:table-cell>
          <table:table-cell table:style-name="ce9" table:number-columns-repeated="2"/>
          <table:table-cell table:style-name="ce8" office:value-type="string" calcext:value-type="string">
            <text:p>use_on_attack_enemy_hero_ranged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ranged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phantom_edge</text:p>
          </table:table-cell>
          <table:table-cell table:style-name="ce9" office:value-type="string" calcext:value-type="string">
            <text:p>toggle_on_attack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4"/>
          <table:table-cell table:style-name="ce25" table:number-columns-repeated="2"/>
          <table:table-cell table:style-name="ce22" table:number-columns-repeated="2"/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7"/>
          <table:table-cell table:style-name="ce15"/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phantom_lancer_spirit_lanc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ether_shock 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enemy_hero</text:p>
          </table:table-cell>
          <table:table-cell table:style-name="ce9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mass_serpent_ward 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22" table:number-columns-repeated="4"/>
          <table:table-cell table:style-name="ce22" office:value-type="string" calcext:value-type="string">
            <text:p>attacked_enemy_building</text:p>
          </table:table-cell>
          <table:table-cell table:style-name="ce21" office:value-type="float" office:value="90" calcext:value-type="float">
            <text:p>90</text:p>
          </table:table-cell>
          <table:table-cell table:style-name="ce22" table:number-columns-repeated="2"/>
          <table:table-cell table:style-name="ce16" table:number-columns-repeated="4"/>
          <table:table-cell table:style-name="ce33" table:number-columns-repeated="2"/>
          <table:table-cell table:style-name="ce16"/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shackles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5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shadow_shaman_voodoo 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8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table:number-columns-repeated="2"/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" office:value-type="string" calcext:value-type="string">
            <text:p>skeleton_king_hellfire_blas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sniper_assassinate</text:p>
          </table:table-cell>
          <table:table-cell table:style-name="ce9" office:value-type="string" calcext:value-type="string">
            <text:p>min_hp_enemy_hero_to_kill</text:p>
          </table:table-cell>
          <table:table-cell table:style-name="ce9" office:value-type="float" office:value="90" calcext:value-type="float">
            <text:p>90</text:p>
          </table:table-cell>
          <table:table-cell table:style-name="ce9" table:number-columns-repeated="2"/>
          <table:table-cell table:style-name="ce22" table:number-columns-repeated="8"/>
          <table:table-cell table:style-name="ce16" table:number-columns-repeated="4"/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sniper_shrapne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attacked_enemy_hero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three_and_more_enemy_creeps</text:p>
          </table:table-cell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30" calcext:value-type="float">
            <text:p>3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7" office:value-type="float" office:value="50" calcext:value-type="float">
            <text:p>5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three_and_more_neutral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three_and_more_enemy_creeps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he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sven_gods_strength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5" office:value-type="string" calcext:value-type="string">
            <text:p>sven_storm_bolt</text:p>
          </table:table-cell>
          <table:table-cell table:style-name="ce9" office:value-type="string" calcext:value-type="string">
            <text:p>channeling_enemy_hero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attacked_not_disabl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80" calcext:value-type="float">
            <text:p>8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attacked_not_disabl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not_disabl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last_attacked_enemy_hero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5" office:value-type="string" calcext:value-type="string">
            <text:p>sven_warcry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earthshock </text:p>
          </table:table-cell>
          <table:table-cell table:style-name="ce9" table:number-columns-repeated="2"/>
          <table:table-cell table:style-name="ce8" office:value-type="string" calcext:value-type="string">
            <text:p>use_on_attack_enemy_hero_aoe</text:p>
          </table:table-cell>
          <table:table-cell table:style-name="ce9" office:value-type="float" office:value="90" calcext:value-type="float">
            <text:p>9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ao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/>
          <table:table-cell table:style-name="ce33" table:number-columns-repeated="2"/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string" calcext:value-type="string">
            <text:p>use_on_attack_enemy_hero_aoe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ursa_enrage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50" calcext:value-type="float">
            <text:p>5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ursa_overpower</text:p>
          </table:table-cell>
          <table:table-cell table:style-name="ce9" table:number-columns-repeated="2"/>
          <table:table-cell table:style-name="ce8" office:value-type="string" calcext:value-type="string">
            <text:p>use_on_attack_enemy_hero_melee</text:p>
          </table:table-cell>
          <table:table-cell table:style-name="ce9" office:value-type="float" office:value="80" calcext:value-type="float">
            <text:p>8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number-columns-repeated="2"/>
          <table:table-cell table:style-name="ce21" office:value-type="string" calcext:value-type="string">
            <text:p>use_on_attack_enemy_hero_melee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2"/>
          <table:table-cell table:style-name="ce16" office:value-type="string" calcext:value-type="string">
            <text:p>use_on_attack_enemy_creep_melee</text:p>
          </table:table-cell>
          <table:table-cell table:style-name="ce16" office:value-type="float" office:value="90" calcext:value-type="float">
            <text:p>90</text:p>
          </table:table-cell>
          <table:table-cell table:style-name="ce33" table:number-columns-repeated="2"/>
          <table:table-cell table:style-name="ce16" table:number-columns-repeated="8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fatal_bonds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80" calcext:value-type="float">
            <text:p>80</text:p>
          </table:table-cell>
          <table:table-cell table:style-name="ce22" table:number-columns-repeated="4"/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16" table:number-columns-repeated="4"/>
          <table:table-cell table:style-name="ce33" table:number-columns-repeated="2"/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60" calcext:value-type="float">
            <text:p>6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rain_of_chaos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90" calcext:value-type="float">
            <text:p>90</text:p>
          </table:table-cell>
          <table:table-cell table:style-name="ce22"/>
          <table:table-cell table:style-name="ce21"/>
          <table:table-cell table:style-name="ce22"/>
          <table:table-cell table:style-name="ce21"/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20" calcext:value-type="float">
            <text:p>2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90" calcext:value-type="float">
            <text:p>90</text:p>
          </table:table-cell>
          <table:table-cell table:style-name="ce16" table:number-columns-repeated="6"/>
          <table:table-cell table:number-columns-repeated="995"/>
        </table:table-row>
        <table:table-row table:style-name="ro1">
          <table:table-cell table:style-name="ce6" office:value-type="string" calcext:value-type="string">
            <text:p>warlock_shadow_word</text:p>
          </table:table-cell>
          <table:table-cell table:style-name="ce9" table:number-columns-repeated="2"/>
          <table:table-cell table:style-name="ce9" office:value-type="string" calcext:value-type="string">
            <text:p>attacked_enemy_hero</text:p>
          </table:table-cell>
          <table:table-cell table:style-name="ce9" office:value-type="float" office:value="75" calcext:value-type="float">
            <text:p>75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90" calcext:value-type="float">
            <text:p>9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70" calcext:value-type="float">
            <text:p>70</text:p>
          </table:table-cell>
          <table:table-cell table:style-name="ce16" table:number-columns-repeated="2"/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string" calcext:value-type="string">
            <text:p>attacked_enemy_creep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string" calcext:value-type="string">
            <text:p>attacked_enemy_hero</text:p>
          </table:table-cell>
          <table:table-cell table:style-name="ce17" office:value-type="float" office:value="75" calcext:value-type="float">
            <text:p>75</text:p>
          </table:table-cell>
          <table:table-cell table:style-name="ce16" office:value-type="string" calcext:value-type="string">
            <text:p>low_hp_ally_hero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low_hp_self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6" office:value-type="string" calcext:value-type="string">
            <text:p>warlock_upheaval</text:p>
          </table:table-cell>
          <table:table-cell table:style-name="ce9" table:number-columns-repeated="2"/>
          <table:table-cell table:style-name="ce9" office:value-type="string" calcext:value-type="string">
            <text:p>three_and_more_enemy_heroes</text:p>
          </table:table-cell>
          <table:table-cell table:style-name="ce9" office:value-type="float" office:value="70" calcext:value-type="float">
            <text:p>7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60" calcext:value-type="float">
            <text:p>60</text:p>
          </table:table-cell>
          <table:table-cell table:style-name="ce22" office:value-type="string" calcext:value-type="string">
            <text:p>three_and_more_enemy_heroes</text:p>
          </table:table-cell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attacked_enemy_hero</text:p>
          </table:table-cell>
          <table:table-cell table:style-name="ce21" office:value-type="float" office:value="40" calcext:value-type="float">
            <text:p>40</text:p>
          </table:table-cell>
          <table:table-cell table:style-name="ce16" table:number-columns-repeated="6"/>
          <table:table-cell table:style-name="ce16" office:value-type="string" calcext:value-type="string">
            <text:p>three_and_more_enemy_heroes</text:p>
          </table:table-cell>
          <table:table-cell table:style-name="ce17" office:value-type="float" office:value="70" calcext:value-type="float">
            <text:p>70</text:p>
          </table:table-cell>
          <table:table-cell table:style-name="ce16" table:number-columns-repeated="6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2"/>
        <table:table-column table:style-name="co66" table:default-cell-style-name="ce42"/>
        <table:table-column table:style-name="co67" table:default-cell-style-name="ce42"/>
        <table:table-column table:style-name="co68" table:default-cell-style-name="ce42"/>
        <table:table-column table:style-name="co10" table:number-columns-repeated="999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1" office:value-type="string" calcext:value-type="string">
            <text:p>BOT_MODE_ATTACK</text:p>
          </table:table-cell>
          <table:table-cell table:style-name="ce41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6"/>
          <table:table-cell table:style-name="ce43" table:number-columns-repeated="998"/>
        </table:table-row>
        <table:table-row table:style-name="ro1">
          <table:table-cell table:style-name="ce6" office:value-type="string" calcext:value-type="string">
            <text:p>attacking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5" calcext:value-type="float">
            <text:p>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attacking_enemy_hero</text:p>
          </table:table-cell>
          <table:table-cell table:number-columns-repeated="2" table:style-name="ce22" office:value-type="float" office:value="50" calcext:value-type="float">
            <text:p>50</text:p>
          </table:table-cell>
          <table:table-cell table:number-columns-repeated="3" table:style-name="ce22" office:value-type="float" office:value="65" calcext:value-type="float">
            <text:p>6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75" calcext:value-type="float">
            <text:p>7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last_hit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60" calcext:value-type="float">
            <text:p>6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80" calcext:value-type="float">
            <text:p>8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low_hp_enemy_hero</text:p>
          </table:table-cell>
          <table:table-cell table:number-columns-repeated="5" table:style-name="ce22" office:value-type="float" office:value="90" calcext:value-type="float">
            <text:p>9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enemy_creep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hp_neutral_creep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60" calcext:value-type="float">
            <text:p>6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ax_kills_enemy_hero</text:p>
          </table:table-cell>
          <table:table-cell table:number-columns-repeated="5" table:style-name="ce22" office:value-type="float" office:value="85" calcext:value-type="float">
            <text:p>8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7" office:value-type="string" calcext:value-type="string">
            <text:p>min_hp_enemy_building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70" calcext:value-type="float">
            <text:p>70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6"/>
          <table:table-cell table:style-name="ce22" table:number-columns-repeated="5"/>
          <table:table-cell table:style-name="ce16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38" office:value-type="string" calcext:value-type="string">
            <text:p>Roshan desire</text:p>
          </table:table-cell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8"/>
        </table:table-row>
        <table:table-row table:style-name="ro1">
          <table:table-cell table:style-name="ce6" office:value-type="string" calcext:value-type="string">
            <text:p>all_enemy_team_dead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aegi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has_chees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ally_mega_creeps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enemy_hero_was_seen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22" office:value-type="float" office:value="-100" calcext:value-type="float">
            <text:p>-10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is_night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ax_kills_ally_hero_alive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ax_kills_enemy_hero_alive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20" calcext:value-type="float">
            <text:p>20</text:p>
          </table:table-cell>
          <table:table-cell table:style-name="ce22" office:value-type="float" office:value="-10" calcext:value-type="float">
            <text:p>-1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alive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bot_then_enemy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mid_then_enemy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6" office:value-type="string" calcext:value-type="string">
            <text:p>more_ally_heroes_on_top_then_enemy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-20" calcext:value-type="float">
            <text:p>-20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bot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mid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no_enemy_heroes_on_top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7" table:style-name="ce22" office:value-type="float" office:value="0" calcext:value-type="float">
            <text:p>0</text:p>
          </table:table-cell>
          <table:table-cell table:style-name="ce16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time_is_more_5_minute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30" calcext:value-type="float">
            <text:p>-30</text:p>
          </table:table-cell>
          <table:table-cell table:style-name="ce16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table:table-column table:style-name="co57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82" table:default-cell-style-name="ce12"/>
        <table:table-column table:style-name="co83" table:default-cell-style-name="ce12"/>
        <table:table-column table:style-name="co84" table:default-cell-style-name="ce12"/>
        <table:table-column table:style-name="co85" table:default-cell-style-name="ce12"/>
        <table:table-column table:style-name="co71" table:default-cell-style-name="ce12"/>
        <table:table-column table:style-name="co73" table:default-cell-style-name="ce12"/>
        <table:table-column table:style-name="co86" table:default-cell-style-name="ce12"/>
        <table:table-column table:style-name="co73" table:default-cell-style-name="ce12"/>
        <table:table-column table:style-name="co82" table:default-cell-style-name="ce12"/>
        <table:table-column table:style-name="co87" table:default-cell-style-name="ce12"/>
        <table:table-column table:style-name="co88" table:default-cell-style-name="ce12"/>
        <table:table-column table:style-name="co2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4" table:default-cell-style-name="ce42"/>
        <table:table-row table:style-name="ro1">
          <table:table-cell table:style-name="ce38" office:value-type="string" calcext:value-type="string">
            <text:p>Algorithm</text:p>
          </table:table-cell>
          <table:table-cell table:style-name="ce44" office:value-type="string" calcext:value-type="string" table:number-columns-spanned="2" table:number-rows-spanned="1">
            <text:p>Push TOP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MID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Push BO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etreat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Roam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Attack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Evasive maneuvers desire</text:p>
          </table:table-cell>
          <table:covered-table-cell table:style-name="ce38"/>
          <table:table-cell table:style-name="ce44" office:value-type="string" calcext:value-type="string" table:number-columns-spanned="2" table:number-rows-spanned="1">
            <text:p>Laning desire</text:p>
          </table:table-cell>
          <table:covered-table-cell table:style-name="ce38"/>
          <table:table-cell table:style-name="ce38" office:value-type="string" calcext:value-type="string">
            <text:p>Defend TOP desire</text:p>
          </table:table-cell>
          <table:table-cell table:style-name="ce38" office:value-type="string" calcext:value-type="string">
            <text:p>Defend MID desire</text:p>
          </table:table-cell>
          <table:table-cell table:style-name="ce38" office:value-type="string" calcext:value-type="string">
            <text:p>Defend BOT desire</text:p>
          </table:table-cell>
          <table:table-cell table:style-name="ce43" table:number-columns-repeated="1004"/>
        </table:table-row>
        <table:table-row table:style-name="ro1">
          <table:table-cell table:style-name="ce7" office:value-type="string" calcext:value-type="string">
            <text:p>has_buyback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evel_six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low_hp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has_not_full_hp_mp_and_near_fountain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7" office:value-type="string" calcext:value-type="string">
            <text:p>has_tp_scroll_or_travel_boots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-5" calcext:value-type="float">
            <text:p>-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10" calcext:value-type="float">
            <text:p>-1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focused_by_enemies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-10" calcext:value-type="float">
            <text:p>-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enemie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7" office:value-type="float" office:value="-85" calcext:value-type="float">
            <text:p>-85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shrine_healing_and_no_enemy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-30" calcext:value-type="float">
            <text:p>-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is_weaker_enemy_hero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bot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mid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player_on_top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-5" calcext:value-type="float">
            <text:p>-5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>
          <table:table-cell table:style-name="ce6" office:value-type="string" calcext:value-type="string">
            <text:p>roam_target_is_near</text:p>
          </table:table-cell>
          <table:table-cell table:number-columns-repeated="6" table:style-name="ce2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-50" calcext:value-type="float">
            <text:p>-5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49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8:33:08.496768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20:51:23.548501376</dc:date>
    <meta:editing-duration>P1DT22H1M3S</meta:editing-duration>
    <meta:editing-cycles>1837</meta:editing-cycles>
    <meta:document-statistic meta:table-count="9" meta:cell-count="2187" meta:object-count="0"/>
  </office:meta>
</office:document-meta>
</file>